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b515" draw:fill="solid" draw:fill-color="#ffb515" draw:textarea-horizontal-align="justify" draw:textarea-vertical-align="middle" draw:auto-grow-height="false"/>
    </style:style>
    <style:style style:name="gr2" style:family="graphic" style:parent-style-name="objectwithoutfill">
      <style:graphic-properties draw:fill="solid" draw:fill-color="#ff6309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ccc0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10" style:family="graphic" style:parent-style-name="standard">
      <style:graphic-properties svg:stroke-width="0.1cm" draw:marker-start-width="0.35cm" draw:marker-end="Symmetric_20_Arrow" draw:marker-end-width="0.4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style:paragraph-properties fo:text-align="justify"/>
      <style:text-properties fo:color="#000000"/>
    </style:style>
    <style:style style:name="P4" style:family="paragraph">
      <style:paragraph-properties fo:text-align="justify"/>
      <style:text-properties fo:color="#000000" fo:font-size="10pt" style:font-size-asian="10pt" style:font-size-complex="10pt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size="10pt" style:font-size-asian="10pt" style:font-size-complex="10pt"/>
    </style:style>
    <style:style style:name="P7" style:family="paragraph">
      <style:paragraph-properties fo:text-align="justify"/>
      <style:text-properties fo:color="#000000" fo:text-shadow="none"/>
    </style:style>
    <style:style style:name="P8" style:family="paragraph">
      <style:paragraph-properties fo:text-align="justify"/>
      <style:text-properties fo:color="#000000" fo:font-size="10pt" fo:text-shadow="none" style:font-size-asian="10pt" style:font-size-complex="10pt"/>
    </style:style>
    <style:style style:name="P9" style:family="paragraph">
      <style:paragraph-properties fo:text-align="justify"/>
      <style:text-properties fo:color="#000000"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text-align="justify"/>
      <style:text-properties fo:color="#000000" fo:font-size="9.5pt" style:font-size-asian="9.5pt" style:font-size-complex="9.5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0000" fo:font-size="10pt" fo:text-shadow="none" style:font-size-asian="10pt" style:font-size-complex="10pt"/>
    </style:style>
    <style:style style:name="T5" style:family="text">
      <style:text-properties fo:color="#000000" fo:font-size="9.5pt" style:font-size-asian="9.5pt" style:font-size-complex="9.5pt"/>
    </style:style>
    <style:style style:name="T6" style:family="text">
      <style:text-properties fo:color="#000000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203cm" svg:height="20.905cm" svg:x="1cm" svg:y="1cm">
          <text:p/>
          <draw:enhanced-geometry svg:viewBox="0 0 21600 21600" draw:type="rectangle" draw:enhanced-path="M 0 0 L 21600 0 21600 21600 0 21600 0 0 Z N"/>
        </draw:custom-shape>
        <draw:polygon draw:style-name="gr2" draw:text-style-name="P1" draw:layer="layout" svg:width="8.952cm" svg:height="19.915cm" draw:transform="skewX (-0.000349065850398799) rotate (-3.13932372556279) translate (13.753139646583cm 21.0848324674671cm)" svg:viewBox="0 0 8953 19916" draw:points="276,-22335 8922,-22337 8943,-38085 8953,-42212 74,-42232 62,-37879 2627,-37854 2585,-30277 43,-30282 0,-22316 213,-22316">
          <text:p/>
        </draw:polygon>
        <draw:polygon draw:style-name="gr3" draw:text-style-name="P1" draw:layer="layout" svg:width="9.294cm" svg:height="19.748cm" svg:x="9.082cm" svg:y="1.295cm" svg:viewBox="0 0 9295 19749" draw:points="0,0 9295,0 9295,19749 465,19749 465,15698 3253,15698 3253,13672 3253,7596 0,7596">
          <text:p/>
        </draw:polygon>
        <draw:custom-shape draw:style-name="gr4" draw:text-style-name="P2" draw:layer="layout" svg:width="3cm" svg:height="1.5cm" svg:x="10.031cm" svg:y="2cm">
          <text:p text:style-name="P1"><text:span text:style-name="T1">Especificación</text:span></text:p>
          <text:p text:style-name="P1"><text:span text:style-name="T1">Del sistema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.5cm" svg:x="10.1cm" svg:y="4.5cm">
          <text:p text:style-name="P1"><text:span text:style-name="T1">Modelo</text:span></text:p>
          <text:p text:style-name="P1"><text:span text:style-name="T1">del sistema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id="id1" draw:layer="layout" svg:width="3cm" svg:height="1.5cm" svg:x="10.1cm" svg:y="7cm">
          <text:p text:style-name="P1"><text:span text:style-name="T1">Arquitectura</text:span></text:p>
          <text:p text:style-name="P1"><text:span text:style-name="T1">del sistema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id="id2" draw:layer="layout" svg:width="3cm" svg:height="1.5cm" svg:x="7.6cm" svg:y="9.5cm">
          <text:p text:style-name="P1"><text:span text:style-name="T1">Particionamiento</text:span></text:p>
          <text:p text:style-name="P1"><text:span text:style-name="T1">SW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id="id3" draw:layer="layout" svg:width="3cm" svg:height="1.5cm" svg:x="12.6cm" svg:y="9.5cm">
          <text:p text:style-name="P1"><text:span text:style-name="T1">Particionamiento</text:span></text:p>
          <text:p text:style-name="P1"><text:span text:style-name="T1">HW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cm" svg:height="1.5cm" svg:x="12.6cm" svg:y="12cm">
          <text:p text:style-name="P1"><text:span text:style-name="T1">Simulación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cm" svg:height="1.5cm" svg:x="7.6cm" svg:y="12cm">
          <text:p text:style-name="P1"><text:span text:style-name="T1">Simulación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id="id4" draw:layer="layout" svg:width="3cm" svg:height="1.5cm" svg:x="7.6cm" svg:y="14.5cm">
          <text:p text:style-name="P1"><text:span text:style-name="T1">Compilación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id="id6" draw:layer="layout" svg:width="3cm" svg:height="1.5cm" svg:x="12.6cm" svg:y="14.5cm">
          <text:p text:style-name="P1"><text:span text:style-name="T1">Síntesi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id="id5" draw:layer="layout" svg:width="3cm" svg:height="1.5cm" svg:x="10.1cm" svg:y="17cm">
          <text:p text:style-name="P1"><text:span text:style-name="T1">Prototipado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cm" svg:height="1.5cm" svg:x="10.1cm" svg:y="19.5cm">
          <text:p text:style-name="P1"><text:span text:style-name="T1">Pruebas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1.6cm" svg:y1="3.5cm" svg:x2="11.6cm" svg:y2="4.5cm">
          <text:p/>
        </draw:line>
        <draw:line draw:style-name="gr10" draw:text-style-name="P1" draw:layer="layout" svg:x1="11.6cm" svg:y1="6cm" svg:x2="11.6cm" svg:y2="7cm">
          <text:p/>
        </draw:line>
        <draw:connector draw:style-name="gr10" draw:text-style-name="P1" draw:layer="layout" draw:line-skew="-2.501cm 2.401cm" svg:x1="11.6cm" svg:y1="8.5cm" svg:x2="9.1cm" svg:y2="9.5cm" draw:start-shape="id1" draw:start-glue-point="2" draw:end-shape="id2" draw:end-glue-point="0" svg:d="m11600 8500v500h-2100v-1h-400v501">
          <text:p/>
        </draw:connector>
        <draw:connector draw:style-name="gr10" draw:text-style-name="P1" draw:layer="layout" draw:line-skew="0cm 1.901cm 2.501cm" svg:x1="11.6cm" svg:y1="8.5cm" svg:x2="14.1cm" svg:y2="9.5cm" draw:start-shape="id1" draw:start-glue-point="2" draw:end-shape="id3" draw:end-glue-point="0" svg:d="m11600 8500v501h-100v-1h2600v500">
          <text:p/>
        </draw:connector>
        <draw:line draw:style-name="gr11" draw:text-style-name="P1" draw:layer="layout" svg:x1="9.1cm" svg:y1="11cm" svg:x2="9.1cm" svg:y2="12cm">
          <text:p/>
        </draw:line>
        <draw:line draw:style-name="gr10" draw:text-style-name="P1" draw:layer="layout" svg:x1="14.1cm" svg:y1="11cm" svg:x2="14.1cm" svg:y2="12cm">
          <text:p/>
        </draw:line>
        <draw:line draw:style-name="gr10" draw:text-style-name="P1" draw:layer="layout" svg:x1="14.1cm" svg:y1="13.5cm" svg:x2="14.1cm" svg:y2="14.5cm">
          <text:p/>
        </draw:line>
        <draw:line draw:style-name="gr10" draw:text-style-name="P1" draw:layer="layout" svg:x1="9.1cm" svg:y1="11cm" svg:x2="9.1cm" svg:y2="12cm">
          <text:p/>
        </draw:line>
        <draw:line draw:style-name="gr10" draw:text-style-name="P1" draw:layer="layout" svg:x1="11.6cm" svg:y1="18.5cm" svg:x2="11.6cm" svg:y2="19.5cm">
          <text:p/>
        </draw:line>
        <draw:line draw:style-name="gr10" draw:text-style-name="P1" draw:layer="layout" svg:x1="9.1cm" svg:y1="13.5cm" svg:x2="9.1cm" svg:y2="14.5cm">
          <text:p/>
        </draw:line>
        <draw:connector draw:style-name="gr10" draw:text-style-name="P1" draw:layer="layout" draw:line-skew="0cm 2.401cm 2.501cm" svg:x1="9.1cm" svg:y1="16cm" svg:x2="11.6cm" svg:y2="17cm" draw:start-shape="id4" draw:start-glue-point="2" draw:end-shape="id5" draw:end-glue-point="0" svg:d="m9100 16000v501h400v-1h2100v500">
          <text:p/>
        </draw:connector>
        <draw:connector draw:style-name="gr10" draw:text-style-name="P1" draw:layer="layout" draw:line-skew="-2.501cm 2.401cm" svg:x1="14.1cm" svg:y1="16cm" svg:x2="11.6cm" svg:y2="17cm" draw:start-shape="id6" draw:start-glue-point="2" draw:end-shape="id5" draw:end-glue-point="0" svg:d="m14100 16000v500h-2100v-1h-400v501">
          <text:p/>
        </draw:connector>
        <draw:custom-shape draw:style-name="gr12" draw:text-style-name="P4" draw:layer="layout" svg:width="3.5cm" svg:height="1cm" svg:x="13.5cm" svg:y="4.5cm">
          <text:p text:style-name="P3"><text:span text:style-name="T2">Diagramas de Flujo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4cm" svg:height="2cm" svg:x="13.5cm" svg:y="6.5cm">
          <text:p text:style-name="P3"><text:span text:style-name="T2">Diagrama de Bloques</text:span></text:p>
          <text:p text:style-name="P3"><text:span text:style-name="T2">Camino de datos</text:span></text:p>
          <text:p text:style-name="P3"><text:span text:style-name="T2">Máquina de control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3cm" svg:height="1cm" svg:x="15.5cm" svg:y="9.5cm">
          <text:p text:style-name="P5"><text:span text:style-name="T2">Tareas Hardware</text:span></text:p>
          <text:p text:style-name="P5"><text:span text:style-name="T2">únicamente</text:span></text:p>
          <text:p text:style-name="P5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5cm" svg:height="0.5cm" svg:x="16cm" svg:y="15cm">
          <text:p text:style-name="P3"><text:span text:style-name="T2">PLDs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3.8cm" svg:height="1.1cm" svg:x="13.858cm" svg:y="17.096cm">
          <text:p text:style-name="P3"><text:span text:style-name="T2">Tarjetas de Desarrollo</text:span></text:p>
          <text:p text:style-name="P3"><text:span text:style-name="T2">Para FPGAs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3.322cm" svg:height="0.504cm" svg:x="5.539cm" svg:y="4.91cm">
          <text:p text:style-name="P3"><text:span text:style-name="T2">Diagramas de Flujo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255cm" svg:height="1cm" svg:x="6.646cm" svg:y="7.284cm">
          <text:p text:style-name="P7"><text:span text:style-name="T4">Procesador</text:span></text:p>
          <text:p text:style-name="P7"><text:span text:style-name="T4">Periféricos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3.035cm" svg:height="2cm" svg:x="4.72cm" svg:y="9.5cm">
          <text:p text:style-name="P5"><text:span text:style-name="T5">Tareas Hardware</text:span></text:p>
          <text:p text:style-name="P5"><text:span text:style-name="T5">(Periféricos)</text:span></text:p>
          <text:p text:style-name="P5"><text:span text:style-name="T5">Tareas Software</text:span></text:p>
          <text:p text:style-name="P5"><text:span text:style-name="T5">(procesador)</text:span></text:p>
          <text:p text:style-name="P5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3.091cm" svg:height="1cm" svg:x="4.7cm" svg:y="14.9cm">
          <text:p text:style-name="P3"><text:span text:style-name="T2">Tareas SW y HW </text:span></text:p>
          <text:p text:style-name="P3"><text:span text:style-name="T2">en PL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3.8cm" svg:height="1.1cm" svg:x="5.3cm" svg:y="17.2cm">
          <text:p text:style-name="P3"><text:span text:style-name="T2">Tarjetas de Desarrollo</text:span></text:p>
          <text:p text:style-name="P3"><text:span text:style-name="T2">Para FPGAs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5cm" svg:height="0.42cm" svg:x="5.1cm" svg:y="1.4cm">
          <text:p text:style-name="P3"><text:span text:style-name="T6">Electrónica Digital 2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5cm" svg:height="0.387cm" svg:x="14.7cm" svg:y="1.4cm">
          <text:p text:style-name="P3"><text:span text:style-name="T6">Electrónica Digital 1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4cm" svg:height="0.308cm" svg:x="0.8cm" svg:y="1.9cm">
          <text:p text:style-name="P3"><text:span text:style-name="T6">Sistemas Embebidos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3.5cm" svg:height="2.1cm" svg:x="1.2cm" svg:y="6.559cm">
          <text:p text:style-name="P10"><text:span text:style-name="T5">Procesador</text:span></text:p>
          <text:p text:style-name="P10"><text:span text:style-name="T5">Periféricos</text:span></text:p>
          <text:p text:style-name="P10"><text:span text:style-name="T5">Librerías</text:span></text:p>
          <text:p text:style-name="P10"><text:span text:style-name="T5">Sistema Operativo</text:span></text:p>
          <text:p text:style-name="P10"><text:span text:style-name="T5">Interfaz con la aplicación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.789cm" svg:height="1.709cm" svg:x="1.1cm" svg:y="9.5cm">
          <text:p text:style-name="P3"><text:span text:style-name="T2">Tareas Hardware</text:span></text:p>
          <text:p text:style-name="P3"><text:span text:style-name="T2">(Periféricos)</text:span></text:p>
          <text:p text:style-name="P3"><text:span text:style-name="T2">Tareas Software</text:span></text:p>
          <text:p text:style-name="P3"><text:span text:style-name="T2">(procesador)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3.5cm" svg:height="2.1cm" svg:x="0.9cm" svg:y="14.5cm">
          <text:p text:style-name="P3"><text:span text:style-name="T3">Tareas Hardware</text:span></text:p>
          <text:p text:style-name="P3"><text:span text:style-name="T3">en PLDs</text:span></text:p>
          <text:p text:style-name="P3"><text:span text:style-name="T3">Tareas Software</text:span></text:p>
          <text:p text:style-name="P3"><text:span text:style-name="T3">en SoC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3.5cm" svg:height="1.613cm" svg:x="1.2cm" svg:y="17.4cm">
          <text:p text:style-name="P3"><text:span text:style-name="T2">Tarjetas de desarrollo</text:span></text:p>
          <text:p text:style-name="P3"><text:span text:style-name="T2">Hardware propio con</text:span></text:p>
          <text:p text:style-name="P3"><text:span text:style-name="T2">FPGAs y SoCs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3.322cm" svg:height="0.504cm" svg:x="1.239cm" svg:y="4.91cm">
          <text:p text:style-name="P3"><text:span text:style-name="T2">Diagramas de Flujo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50%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2-05T10:59:37</meta:creation-date>
    <dc:date>2010-05-08T15:59:00</dc:date>
    <meta:editing-duration>PT04H06M14S</meta:editing-duration>
    <meta:editing-cycles>30</meta:editing-cycles>
    <meta:generator>OpenOffice.org/3.2$Linux OpenOffice.org_project/320m12$Build-9483</meta:generator>
    <dc:creator>Carlos Camargo</dc:creator>
    <meta:document-statistic meta:object-count="44"/>
    <meta:user-defined meta:name="Info 1"/>
    <meta:user-defined meta:name="Info 2"/>
    <meta:user-defined meta:name="Info 3"/>
    <meta:user-defined meta:name="Info 4"/>
  </office:meta>
</office:document-meta>
</file>